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f" svg:font-family="'Liberation Se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c81" officeooo:paragraph-rsid="000bec81"/>
    </style:style>
    <style:style style:name="P2" style:family="paragraph" style:parent-style-name="Preformatted_20_Text">
      <style:text-properties officeooo:rsid="000bec81" officeooo:paragraph-rsid="000bec81"/>
    </style:style>
    <style:style style:name="P3" style:family="paragraph" style:parent-style-name="Preformatted_20_Text">
      <style:text-properties officeooo:rsid="000bec81" officeooo:paragraph-rsid="000d7fbe"/>
    </style:style>
    <style:style style:name="P4" style:family="paragraph" style:parent-style-name="Standard">
      <style:text-properties officeooo:rsid="000bec81" officeooo:paragraph-rsid="000dbc19"/>
    </style:style>
    <style:style style:name="P5" style:family="paragraph" style:parent-style-name="Standard">
      <style:text-properties officeooo:rsid="000bec81" officeooo:paragraph-rsid="0086b219"/>
    </style:style>
    <style:style style:name="P6" style:family="paragraph" style:parent-style-name="Standard">
      <style:text-properties officeooo:rsid="000d143d" officeooo:paragraph-rsid="000e38bf"/>
    </style:style>
    <style:style style:name="P7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98f4f" fo:background-color="#ffffff"/>
    </style:style>
    <style:style style:name="P9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5eae53" fo:background-color="#ffffff"/>
    </style:style>
    <style:style style:name="P10" style:family="paragraph" style:parent-style-name="Standard">
      <style:text-properties fo:color="#000000" style:font-name="Droid Sans Mono" fo:font-size="10.5pt" fo:font-weight="normal" officeooo:rsid="000d143d" officeooo:paragraph-rsid="000e38bf" fo:background-color="#ffffff"/>
    </style:style>
    <style:style style:name="P11" style:family="paragraph" style:parent-style-name="Standard">
      <style:text-properties fo:color="#000000" style:font-name="Droid Sans Mono" fo:font-size="10.5pt" fo:font-weight="normal" officeooo:rsid="0010dfca" officeooo:paragraph-rsid="0010dfca" fo:background-color="#ffffff"/>
    </style:style>
    <style:style style:name="P12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98f4f" officeooo:paragraph-rsid="00198f4f" fo:background-color="#ffffff"/>
    </style:style>
    <style:style style:name="P13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aa741" officeooo:paragraph-rsid="001aa741" fo:background-color="#ffffff" style:font-name-asian="Liberation Serif"/>
    </style:style>
    <style:style style:name="P14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98f4f" fo:background-color="#ffffff" style:font-name-asian="Liberation Serif"/>
    </style:style>
    <style:style style:name="P15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38da99" officeooo:paragraph-rsid="00198f4f" fo:background-color="#ffffff" style:font-name-asian="Liberation Serif"/>
    </style:style>
    <style:style style:name="P16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38da99" officeooo:paragraph-rsid="0038da99" fo:background-color="#ffffff" style:font-name-asian="Liberation Serif"/>
    </style:style>
    <style:style style:name="P17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38da99" officeooo:paragraph-rsid="005eae53" fo:background-color="#ffffff" style:font-name-asian="Liberation Serif"/>
    </style:style>
    <style:style style:name="P18" style:family="paragraph" style:parent-style-name="Standard">
      <style:text-properties fo:color="#000000" style:font-name="Droid Sans Mono" fo:font-size="10.5pt" fo:font-weight="normal" officeooo:rsid="000bec81" officeooo:paragraph-rsid="000bec81" fo:background-color="#ffffff" style:font-name-asian="Liberation Serif" style:font-size-asian="10.5pt" style:font-size-complex="10.5pt"/>
    </style:style>
    <style:style style:name="P19" style:family="paragraph" style:parent-style-name="Standard">
      <style:text-properties fo:color="#000000" style:font-name="Droid Sans Mono" fo:font-size="10.5pt" fo:font-weight="normal" officeooo:rsid="000bec81" officeooo:paragraph-rsid="00a18c8d" fo:background-color="#ffffff" style:font-name-asian="Liberation Serif" style:font-size-asian="10.5pt" style:font-size-complex="10.5pt"/>
    </style:style>
    <style:style style:name="P20" style:family="paragraph" style:parent-style-name="Standard">
      <style:text-properties fo:color="#000000" style:font-name="Droid Sans Mono" fo:font-size="10.5pt" fo:font-weight="normal" officeooo:paragraph-rsid="00a04687" fo:background-color="#ffffff"/>
    </style:style>
    <style:style style:name="P21" style:family="paragraph" style:parent-style-name="Standard">
      <style:paragraph-properties style:line-height-at-least="0.198in"/>
      <style:text-properties fo:color="#000000" style:font-name="Liberation Serif" fo:font-size="10.5pt" fo:font-weight="normal" officeooo:rsid="001aa741" officeooo:paragraph-rsid="001aa741" fo:background-color="#ffffff" style:font-name-asian="Liberation Serif"/>
    </style:style>
    <style:style style:name="P22" style:family="paragraph" style:parent-style-name="Standard">
      <style:paragraph-properties style:line-height-at-least="0.198in"/>
      <style:text-properties fo:color="#000000" style:font-name="Liberation Serif" fo:font-size="10.5pt" fo:font-weight="normal" officeooo:paragraph-rsid="00198f4f" fo:background-color="#ffffff" style:font-name-asian="Liberation Serif"/>
    </style:style>
    <style:style style:name="P23" style:family="paragraph" style:parent-style-name="Standard">
      <style:paragraph-properties style:line-height-at-least="0.198in"/>
      <style:text-properties fo:color="#000000" style:font-name="Liberation Serif" fo:font-size="10.5pt" fo:font-weight="normal" officeooo:rsid="0038da99" officeooo:paragraph-rsid="00198f4f" fo:background-color="#ffffff" style:font-name-asian="Liberation Serif"/>
    </style:style>
    <style:style style:name="P24" style:family="paragraph" style:parent-style-name="Standard">
      <style:paragraph-properties style:line-height-at-least="0.198in"/>
      <style:text-properties fo:color="#000000" style:font-name="Liberation Serif" fo:font-size="10.5pt" fo:font-weight="normal" officeooo:rsid="0038da99" officeooo:paragraph-rsid="0038da99" fo:background-color="#ffffff" style:font-name-asian="Liberation Serif"/>
    </style:style>
    <style:style style:name="P25" style:family="paragraph" style:parent-style-name="Standard">
      <style:paragraph-properties style:line-height-at-least="0.198in"/>
      <style:text-properties fo:color="#000000" style:font-name="Liberation Serif" fo:font-size="10.5pt" fo:font-weight="normal" officeooo:rsid="0038da99" officeooo:paragraph-rsid="00605c0c" fo:background-color="#ffffff" style:font-name-asian="Liberation Serif"/>
    </style:style>
    <style:style style:name="P26" style:family="paragraph" style:parent-style-name="Standard">
      <style:paragraph-properties style:line-height-at-least="0.198in"/>
      <style:text-properties fo:color="#000000" style:font-name="Liberation Serif" fo:font-size="10.5pt" fo:font-weight="normal" officeooo:rsid="008d0c75" officeooo:paragraph-rsid="008d0c75" fo:background-color="#ffffff" style:font-name-asian="Liberation Serif"/>
    </style:style>
    <style:style style:name="P27" style:family="paragraph" style:parent-style-name="Standard">
      <style:paragraph-properties style:line-height-at-least="0.198in"/>
      <style:text-properties fo:color="#000000" style:font-name="Liberation Serif" fo:font-size="10.5pt" fo:font-weight="normal" officeooo:rsid="00a8fa0c" officeooo:paragraph-rsid="00a8fa0c" fo:background-color="#ffffff" style:font-name-asian="Liberation Serif"/>
    </style:style>
    <style:style style:name="P28" style:family="paragraph" style:parent-style-name="Standard">
      <style:paragraph-properties style:line-height-at-least="0.198in"/>
      <style:text-properties fo:color="#000000" style:font-name="Liberation Serif" fo:font-size="10.5pt" fo:font-weight="normal" officeooo:paragraph-rsid="002894c7" fo:background-color="#ffffff"/>
    </style:style>
    <style:style style:name="P29" style:family="paragraph" style:parent-style-name="Standard">
      <style:paragraph-properties style:line-height-at-least="0.198in"/>
      <style:text-properties fo:color="#000000" style:font-name="Liberation Serif" fo:font-size="10.5pt" fo:font-weight="normal" officeooo:paragraph-rsid="00293e21" fo:background-color="#ffffff"/>
    </style:style>
    <style:style style:name="P30" style:family="paragraph" style:parent-style-name="Standard">
      <style:paragraph-properties style:line-height-at-least="0.198in"/>
      <style:text-properties fo:color="#000000" style:font-name="Liberation Serif" fo:font-size="10.5pt" fo:font-weight="normal" officeooo:paragraph-rsid="0029b41c" fo:background-color="#ffffff"/>
    </style:style>
    <style:style style:name="P31" style:family="paragraph" style:parent-style-name="Standard">
      <style:paragraph-properties style:line-height-at-least="0.198in"/>
      <style:text-properties fo:color="#000000" style:font-name="Liberation Serif" fo:font-size="10.5pt" fo:font-weight="normal" officeooo:paragraph-rsid="002a6614" fo:background-color="#ffffff"/>
    </style:style>
    <style:style style:name="P32" style:family="paragraph" style:parent-style-name="Standard">
      <style:paragraph-properties style:line-height-at-least="0.198in"/>
      <style:text-properties fo:color="#000000" style:font-name="Liberation Serif" fo:font-size="10.5pt" fo:font-weight="normal" officeooo:paragraph-rsid="00198f4f" fo:background-color="#ffffff"/>
    </style:style>
    <style:style style:name="P33" style:family="paragraph" style:parent-style-name="Standard">
      <style:paragraph-properties style:line-height-at-least="0.198in"/>
      <style:text-properties fo:color="#000000" style:font-name="Liberation Serif" fo:font-size="10.5pt" fo:font-weight="normal" officeooo:paragraph-rsid="0038da99" fo:background-color="#ffffff"/>
    </style:style>
    <style:style style:name="P34" style:family="paragraph" style:parent-style-name="Standard">
      <style:text-properties officeooo:rsid="00108c84" officeooo:paragraph-rsid="00108c84"/>
    </style:style>
    <style:style style:name="P35" style:family="paragraph" style:parent-style-name="Standard">
      <style:text-properties officeooo:rsid="00108c84" officeooo:paragraph-rsid="0010dfca"/>
    </style:style>
    <style:style style:name="P36" style:family="paragraph" style:parent-style-name="Standard">
      <style:text-properties officeooo:rsid="0010dfca" officeooo:paragraph-rsid="0010dfca"/>
    </style:style>
    <style:style style:name="P37" style:family="paragraph" style:parent-style-name="Standard">
      <style:text-properties fo:font-weight="bold" officeooo:rsid="000d143d" officeooo:paragraph-rsid="000e38bf" style:font-weight-asian="bold" style:font-weight-complex="bold"/>
    </style:style>
    <style:style style:name="P38" style:family="paragraph" style:parent-style-name="Standard">
      <style:text-properties style:font-name="Liberation Serif" officeooo:rsid="000bec81" officeooo:paragraph-rsid="000bec81" style:font-name-asian="Liberation Serif"/>
    </style:style>
    <style:style style:name="P39" style:family="paragraph" style:parent-style-name="Standard">
      <style:paragraph-properties style:line-height-at-least="0.198in"/>
      <style:text-properties style:font-name="Liberation Serif" fo:font-size="10.5pt" fo:font-weight="normal" officeooo:rsid="008d0c75" officeooo:paragraph-rsid="008d0c75" style:font-name-asian="Liberation Serif"/>
    </style:style>
    <style:style style:name="P40" style:family="paragraph" style:parent-style-name="Standard">
      <style:text-properties style:font-name="Liberation Serif" fo:font-size="10.5pt" officeooo:rsid="000bec81" officeooo:paragraph-rsid="000bec81" style:font-name-asian="Liberation Serif" style:font-size-asian="10.5pt" style:font-size-complex="10.5pt"/>
    </style:style>
    <style:style style:name="P41" style:family="paragraph" style:parent-style-name="Standard">
      <style:text-properties style:font-name="Liberation Serif" fo:font-size="10.5pt" officeooo:rsid="00a6576c" officeooo:paragraph-rsid="00a6576c" style:font-name-asian="Liberation Serif" style:font-size-asian="10.5pt" style:font-size-complex="10.5pt"/>
    </style:style>
    <style:style style:name="P42" style:family="paragraph" style:parent-style-name="Standard">
      <style:text-properties fo:font-size="16pt" fo:font-weight="bold" officeooo:rsid="000bec81" officeooo:paragraph-rsid="000bec81" style:font-size-asian="16pt" style:font-weight-asian="bold" style:font-size-complex="16pt" style:font-weight-complex="bold"/>
    </style:style>
    <style:style style:name="P43" style:family="paragraph" style:parent-style-name="Standard">
      <style:paragraph-properties style:line-height-at-least="0.198in"/>
      <style:text-properties fo:color="#008000" style:font-name="Droid Sans Mono" fo:font-size="10.5pt" fo:font-weight="normal" officeooo:paragraph-rsid="0038da99" fo:background-color="#ffffff"/>
    </style:style>
    <style:style style:name="P44" style:family="paragraph" style:parent-style-name="Standard">
      <style:paragraph-properties style:line-height-at-least="0.198in"/>
      <style:text-properties fo:color="#008000" style:font-name="Droid Sans Mono" fo:font-size="10.5pt" fo:font-weight="normal" officeooo:paragraph-rsid="0074e8b9" fo:background-color="#ffffff"/>
    </style:style>
    <style:style style:name="P45" style:family="paragraph" style:parent-style-name="Standard">
      <style:paragraph-properties style:line-height-at-least="0.198in"/>
      <style:text-properties fo:color="#008000" style:font-name="Droid Sans Mono" fo:font-size="10.5pt" fo:font-weight="normal" officeooo:paragraph-rsid="007d2ce1" fo:background-color="#ffffff"/>
    </style:style>
    <style:style style:name="P46" style:family="paragraph" style:parent-style-name="Standard">
      <style:paragraph-properties style:line-height-at-least="0.198in"/>
      <style:text-properties fo:color="#008000" style:font-name="Droid Sans Mono" fo:font-size="10.5pt" fo:font-weight="normal" officeooo:rsid="0038da99" officeooo:paragraph-rsid="0038da99" fo:background-color="#ffffff" style:font-name-asian="Liberation Serif"/>
    </style:style>
    <style:style style:name="P47" style:family="paragraph" style:parent-style-name="Standard">
      <style:paragraph-properties style:line-height-at-least="0.198in"/>
      <style:text-properties fo:color="#008000" style:font-name="Droid Sans Mono" fo:font-size="10.5pt" fo:font-weight="normal" officeooo:rsid="0038da99" officeooo:paragraph-rsid="0074e8b9" fo:background-color="#ffffff" style:font-name-asian="Liberation Serif"/>
    </style:style>
    <style:style style:name="P48" style:family="paragraph" style:parent-style-name="Standard">
      <style:paragraph-properties style:line-height-at-least="0.198in"/>
      <style:text-properties fo:color="#008000" style:font-name="Droid Sans Mono" fo:font-size="10.5pt" fo:font-weight="normal" officeooo:rsid="0038da99" officeooo:paragraph-rsid="007d2ce1" fo:background-color="#ffffff" style:font-name-asian="Liberation Serif"/>
    </style:style>
    <style:style style:name="P49" style:family="paragraph" style:parent-style-name="Standard">
      <style:paragraph-properties style:line-height-at-least="0.198in"/>
      <style:text-properties fo:color="#008000" style:font-name="Droid Sans Mono" fo:font-size="10.5pt" fo:font-weight="normal" officeooo:rsid="0038da99" officeooo:paragraph-rsid="00806574" fo:background-color="#ffffff" style:font-name-asian="Liberation Serif"/>
    </style:style>
    <style:style style:name="P50" style:family="paragraph" style:parent-style-name="Standard">
      <style:text-properties officeooo:rsid="009704fb" officeooo:paragraph-rsid="009704fb"/>
    </style:style>
    <style:style style:name="P51" style:family="paragraph" style:parent-style-name="Standard">
      <style:paragraph-properties fo:margin-top="0in" fo:margin-bottom="0.0201in" loext:contextual-spacing="false"/>
      <style:text-properties style:font-name="Liberation Serif" fo:font-size="10.5pt" officeooo:rsid="00a6525a" officeooo:paragraph-rsid="00a6525a" style:font-name-asian="Liberation Serif" style:font-size-asian="10.5pt" style:font-size-complex="10.5pt"/>
    </style:style>
    <style:style style:name="P5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officeooo:rsid="0029b41c" style:font-name-asian="Liberation Serif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officeooo:rsid="0010dfca"/>
    </style:style>
    <style:style style:name="T5" style:family="text">
      <style:text-properties officeooo:rsid="001aa741"/>
    </style:style>
    <style:style style:name="T6" style:family="text">
      <style:text-properties officeooo:rsid="001cb67b"/>
    </style:style>
    <style:style style:name="T7" style:family="text">
      <style:text-properties fo:color="#008000"/>
    </style:style>
    <style:style style:name="T8" style:family="text">
      <style:text-properties fo:color="#008000" style:font-name="Droid Sans Mono"/>
    </style:style>
    <style:style style:name="T9" style:family="text">
      <style:text-properties style:font-name-asian="Liberation Serif"/>
    </style:style>
    <style:style style:name="T10" style:family="text">
      <style:text-properties officeooo:rsid="001f37e3" style:font-name-asian="Liberation Serif"/>
    </style:style>
    <style:style style:name="T11" style:family="text">
      <style:text-properties officeooo:rsid="0020093c" style:font-name-asian="Liberation Serif"/>
    </style:style>
    <style:style style:name="T12" style:family="text">
      <style:text-properties officeooo:rsid="00269d8e" style:font-name-asian="Liberation Serif"/>
    </style:style>
    <style:style style:name="T13" style:family="text">
      <style:text-properties officeooo:rsid="00293e21" style:font-name-asian="Liberation Serif"/>
    </style:style>
    <style:style style:name="T14" style:family="text">
      <style:text-properties officeooo:rsid="002efcc7" style:font-name-asian="Liberation Serif"/>
    </style:style>
    <style:style style:name="T15" style:family="text">
      <style:text-properties officeooo:rsid="0038da99" style:font-name-asian="Liberation Serif"/>
    </style:style>
    <style:style style:name="T16" style:family="text">
      <style:text-properties officeooo:rsid="000bec81" style:font-name-asian="Liberation Serif" style:font-size-asian="10.5pt" style:font-size-complex="10.5pt"/>
    </style:style>
    <style:style style:name="T17" style:family="text">
      <style:text-properties fo:color="#09885a"/>
    </style:style>
    <style:style style:name="T18" style:family="text">
      <style:text-properties fo:color="#09885a" style:font-name="Droid Sans Mono" officeooo:rsid="0029b41c" style:font-name-asian="Liberation Serif"/>
    </style:style>
    <style:style style:name="T19" style:family="text">
      <style:text-properties style:font-name="Droid Sans Mono" officeooo:rsid="0029b41c" style:font-name-asian="Liberation Serif"/>
    </style:style>
    <style:style style:name="T20" style:family="text">
      <style:text-properties style:font-name="Droid Sans Mono" officeooo:rsid="002d6e7e" style:font-name-asian="Liberation Serif"/>
    </style:style>
    <style:style style:name="T21" style:family="text">
      <style:text-properties officeooo:rsid="0031ae30"/>
    </style:style>
    <style:style style:name="T22" style:family="text">
      <style:text-properties officeooo:rsid="00330178"/>
    </style:style>
    <style:style style:name="T23" style:family="text">
      <style:text-properties officeooo:rsid="0034ceb1"/>
    </style:style>
    <style:style style:name="T24" style:family="text">
      <style:text-properties officeooo:rsid="004499d6"/>
    </style:style>
    <style:style style:name="T25" style:family="text">
      <style:text-properties officeooo:rsid="004a0303"/>
    </style:style>
    <style:style style:name="T26" style:family="text">
      <style:text-properties officeooo:rsid="004bb48b"/>
    </style:style>
    <style:style style:name="T27" style:family="text">
      <style:text-properties officeooo:rsid="004ddb4d"/>
    </style:style>
    <style:style style:name="T28" style:family="text">
      <style:text-properties officeooo:rsid="004f409d"/>
    </style:style>
    <style:style style:name="T29" style:family="text">
      <style:text-properties officeooo:rsid="0053bb5d"/>
    </style:style>
    <style:style style:name="T30" style:family="text">
      <style:text-properties officeooo:rsid="005ba92c"/>
    </style:style>
    <style:style style:name="T31" style:family="text">
      <style:text-properties officeooo:rsid="00641444"/>
    </style:style>
    <style:style style:name="T32" style:family="text">
      <style:text-properties officeooo:rsid="006429a5"/>
    </style:style>
    <style:style style:name="T33" style:family="text">
      <style:text-properties officeooo:rsid="006f38c5"/>
    </style:style>
    <style:style style:name="T34" style:family="text">
      <style:text-properties officeooo:rsid="0074e8b9"/>
    </style:style>
    <style:style style:name="T35" style:family="text">
      <style:text-properties officeooo:rsid="007ee95e"/>
    </style:style>
    <style:style style:name="T36" style:family="text">
      <style:text-properties officeooo:rsid="0086b219"/>
    </style:style>
    <style:style style:name="T37" style:family="text">
      <style:text-properties officeooo:rsid="008f954c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size="16pt" fo:font-weight="bold" officeooo:rsid="0094a801" style:font-size-asian="16pt" style:font-weight-asian="bold" style:font-size-complex="16pt" style:font-weight-complex="bold"/>
    </style:style>
    <style:style style:name="T40" style:family="text">
      <style:text-properties fo:font-size="16pt" fo:font-weight="bold" officeooo:rsid="00a5fdfc" style:font-size-asian="16pt" style:font-weight-asian="bold" style:font-size-complex="16pt" style:font-weight-complex="bold"/>
    </style:style>
    <style:style style:name="T41" style:family="text">
      <style:text-properties officeooo:rsid="0091607f"/>
    </style:style>
    <style:style style:name="T42" style:family="text">
      <style:text-properties officeooo:rsid="009335ff"/>
    </style:style>
    <style:style style:name="T43" style:family="text">
      <style:text-properties officeooo:rsid="009e42e6"/>
    </style:style>
    <style:style style:name="T44" style:family="text">
      <style:text-properties officeooo:rsid="00a04687"/>
    </style:style>
    <style:style style:name="T45" style:family="text">
      <style:text-properties officeooo:rsid="00a0e4d2"/>
    </style:style>
    <style:style style:name="T46" style:family="text">
      <style:text-properties officeooo:rsid="00a18c8d"/>
    </style:style>
    <style:style style:name="T47" style:family="text">
      <style:text-properties officeooo:rsid="00a3b7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예시 코드</text:p>
      <text:p text:style-name="P2"><text:s text:c="2"/>#include &lt;cassert&gt;</text:p>
      <text:p text:style-name="Preformatted_20_Text"><text:s text:c="2"/>#include "rocksdb/db.h"</text:p>
      <text:p text:style-name="Preformatted_20_Text"/>
      <text:p text:style-name="Preformatted_20_Text"><text:s text:c="2"/>rocksdb::DB* db;</text:p>
      <text:p text:style-name="Preformatted_20_Text"><text:s text:c="2"/>rocksdb::Options options;</text:p>
      <text:p text:style-name="Preformatted_20_Text"><text:s text:c="2"/>options.create_if_missing = true;</text:p>
      <text:p text:style-name="Preformatted_20_Text"><text:s text:c="2"/>rocksdb::Status status = rocksdb::DB::Open(options, "/tmp/testdb", &amp;db);</text:p>
      <text:p text:style-name="P52"><text:s text:c="2"/>assert(status.ok());</text:p>
      <text:p text:style-name="P5">예시 코드 : <text:a xlink:type="simple" xlink:href="https://github.com/facebook/rocksdb/tree/master/examples" text:style-name="Internet_20_link" text:visited-style-name="Visited_20_Internet_20_Link"><text:span text:style-name="T36">https://github.com/facebook/rocksdb/tree/master/examples</text:span></text:a><text:span text:style-name="T36"> </text:span></text:p>
      <text:p text:style-name="P50">사용 예시 : <text:a xlink:type="simple" xlink:href="https://github.com/facebook/rocksdb/wiki/Basic-Operations" text:style-name="Internet_20_link" text:visited-style-name="Visited_20_Internet_20_Link">https://github.com/facebook/rocksdb/wiki/Basic-Operations</text:a> </text:p>
      <text:p text:style-name="P1">----------------------------------------------------------------------------------------------------------------------------------</text:p>
      <text:p text:style-name="P1"/>
      <text:p text:style-name="P42">rocksdb::DB 클래스</text:p>
      <text:p text:style-name="P3"><text:s text:c="2"/>rocksdb::DB* db;</text:p>
      <text:p text:style-name="P35">와 같이 포인터로 선언한다. </text:p>
      <text:p text:style-name="P35"><text:span text:style-name="T4">디비를 close 한 후에 사용자가 { <text:s/>delete db; <text:s/>} </text:span>를 명시적으로 호출해줘야 한다.</text:p>
      <text:p text:style-name="P34"/>
      <text:p text:style-name="P37">함수 리스트 : <text:span text:style-name="T41">(Status = rocksdb::Status)</text:span></text:p>
      <text:p text:style-name="P6"/>
      <text:p text:style-name="P10"><text:span text:style-name="T1">static</text:span> Status <text:tab/>Open(<text:span text:style-name="T1">const</text:span> Options&amp; options,</text:p>
      <text:p text:style-name="P7"><text:span text:style-name="T1"><text:tab/><text:tab/>const</text:span> std::string&amp; name,</text:p>
      <text:p text:style-name="P7"><text:tab/><text:tab/>DB** dbptr);</text:p>
      <text:p text:style-name="P36"><text:tab/>데이터베이스와 연결 시작</text:p>
      <text:p text:style-name="P36"/>
      <text:p text:style-name="P11"><text:span text:style-name="T1">static</text:span> Status <text:tab/>Open(<text:span text:style-name="T1">const</text:span> DBOptions&amp; db_options, <text:span text:style-name="T1">const</text:span> std::string&amp; name,</text:p>
      <text:p text:style-name="P7"><text:span text:style-name="T1"><text:tab/><text:tab/>const</text:span> std::vector&lt;ColumnFamilyDescriptor&gt;&amp; column_families,</text:p>
      <text:p text:style-name="P7"><text:tab/><text:tab/>std::vector&lt;ColumnFamilyHandle*&gt;* handles, DB** dbptr);</text:p>
      <text:p text:style-name="P7"><text:tab/>컬럼패밀리를 가지고 데이터베이스와 연결 시작</text:p>
      <text:p text:style-name="P7"><text:tab/>컬럼패밀리 정보를 알기 위해서 </text:p>
      <text:p text:style-name="P7"><text:span text:style-name="T1"><text:tab/>static</text:span> Status <text:tab/>ListColumnFamilies(<text:span text:style-name="T1">const</text:span> DBOptions&amp; db_options,</text:p>
      <text:p text:style-name="P7"><text:span text:style-name="T1"><text:tab/><text:tab/>const</text:span> std::string&amp; name,</text:p>
      <text:p text:style-name="P7"><text:tab/><text:tab/>std::vector&lt;std::string&gt;* column_families)</text:p>
      <text:p text:style-name="P12"><text:tab/>를 호출할 수 있다.</text:p>
      <text:p text:style-name="P12"/>
      <text:p text:style-name="P12"><text:span text:style-name="T1">static</text:span> Status OpenForReadOnly<text:span text:style-name="T5">()</text:span></text:p>
      <text:p text:style-name="P21"><text:tab/>RD_ONLY 모드로 데이터베이스 연결 시작.</text:p>
      <text:p text:style-name="P21"><text:tab/>평범한 연결과 with <text:span text:style-name="T6">C</text:span>olumn<text:span text:style-name="T6">F</text:span>amily 두 가지 방법이 가능</text:p>
      <text:p text:style-name="P21"/>
      <text:p text:style-name="P13"><text:span text:style-name="T1">virtual</text:span> Status Close()</text:p>
      <text:p text:style-name="P28"><text:span text:style-name="T10"><text:tab/>데이터베이스 연결 종료. </text:span></text:p>
      <text:p text:style-name="P29"><text:span text:style-name="T10"><text:tab/>그 전에 </text:span><text:span text:style-name="T12">rocksdb::DBOptions::</text:span><text:span text:style-name="T9">allow_mmap_writes = false</text:span><text:span text:style-name="T14"> (: default)</text:span><text:span text:style-name="T9"> 상태에서</text:span><text:span text:style-name="T10"> </text:span></text:p>
      <text:p text:style-name="P30"><text:span text:style-name="T10"><text:tab/></text:span><text:span text:style-name="T2">virtual</text:span><text:span text:style-name="T19"> Status rocksdb::DB::SyncWAL() = </text:span><text:span text:style-name="T18">0</text:span><text:span text:style-name="T19">;</text:span></text:p>
      <text:p text:style-name="P31"><text:span text:style-name="T19"><text:tab/> <text:s/></text:span><text:span text:style-name="T20">=&gt; </text:span><text:span text:style-name="T13">rocksdb::DBImpl::</text:span><text:span text:style-name="T11">SyncWAL() </text:span></text:p>
      <text:p text:style-name="P30"><text:span text:style-name="T11"><text:tab/>을 호출해야 안정성을 확보할 수 있다. </text:span></text:p>
      <text:p text:style-name="P22"/>
      <text:p text:style-name="P14"><text:span text:style-name="T1">virtual</text:span> Status CreateColumnFamilies</text:p>
      <text:p text:style-name="P22"><text:tab/>특정한 <text:span text:style-name="T21">column_family_name을 이름으로 가지는 컬럼패밀리를 만들 수 있다. </text:span></text:p>
      <text:p text:style-name="P22"><text:tab/><text:span text:style-name="T22">ColumnFamilyHandle를 먼저 생성한다. (3가지 버젼)</text:span></text:p>
      <text:p text:style-name="P22"/>
      <text:p text:style-name="P14"><text:span text:style-name="T1">virtual</text:span> Status <text:span text:style-name="T21">Drop</text:span>ColumnFamilies</text:p>
      <text:p text:style-name="P22"><text:tab/><text:span text:style-name="T23">ColumnFamilyHandle* 를 인자로 투입한다.</text:span></text:p>
      <text:p text:style-name="P22"/>
      <text:p text:style-name="P8"><text:soft-page-break/><text:span text:style-name="T1">virtual</text:span> Status Get(<text:span text:style-name="T1">const</text:span> ReadOptions&amp; options,</text:p>
      <text:p text:style-name="P7"><text:tab/><text:tab/>ColumnFamilyHandle* column_family, <text:span text:style-name="T1">const</text:span> Slice&amp; key,</text:p>
      <text:p text:style-name="P7"><text:tab/><text:tab/>PinnableSlice* value) = <text:span text:style-name="T17">0</text:span>;</text:p>
      <text:p text:style-name="P8"><text:span text:style-name="T1"/></text:p>
      <text:p text:style-name="P17"><text:span text:style-name="T1">virtual</text:span> std::vector&lt;Status&gt; MultiGet(</text:p>
      <text:p text:style-name="P9"><text:span text:style-name="T1"><text:tab/><text:tab/><text:tab/>const</text:span> ReadOptions&amp; options,</text:p>
      <text:p text:style-name="P9"><text:span text:style-name="T1"><text:tab/><text:tab/><text:tab/>const</text:span> std::vector&lt;ColumnFamilyHandle*&gt;&amp; column_family,</text:p>
      <text:p text:style-name="P9"><text:span text:style-name="T1"><text:tab/><text:tab/><text:tab/>const</text:span> std::vector&lt;Slice&gt;&amp; keys, std::vector&lt;std::string&gt;* values) = <text:span text:style-name="T17">0</text:span>;</text:p>
      <text:p text:style-name="P8"><text:span text:style-name="T1"/></text:p>
      <text:p text:style-name="P8"><text:span text:style-name="T1">virtual</text:span> Status Put(<text:span text:style-name="T1">const</text:span> WriteOptions&amp; options,</text:p>
      <text:p text:style-name="P7"><text:tab/><text:tab/>ColumnFamilyHandle* column_family, <text:span text:style-name="T1">const</text:span> Slice&amp; key,</text:p>
      <text:p text:style-name="P7"><text:span text:style-name="T1"><text:tab/><text:tab/>const</text:span> Slice&amp; value) = <text:span text:style-name="T17">0</text:span>;</text:p>
      <text:p text:style-name="P32"/>
      <text:p text:style-name="P15"><text:span text:style-name="T1">virtual</text:span> Status Delete(<text:span text:style-name="T1">const</text:span> WriteOptions&amp; options,</text:p>
      <text:p text:style-name="P7"><text:tab/><text:tab/>ColumnFamilyHandle* column_family,</text:p>
      <text:p text:style-name="P7"><text:span text:style-name="T1"><text:tab/><text:tab/>const</text:span> Slice&amp; key) = <text:span text:style-name="T17">0</text:span>;</text:p>
      <text:p text:style-name="P7"><text:tab/><text:span text:style-name="T26">key가 없어도 SUCCESS</text:span></text:p>
      <text:p text:style-name="P23"/>
      <text:p text:style-name="P16"><text:span text:style-name="T1">virtual</text:span> Status SingleDelete(<text:span text:style-name="T1">const</text:span> WriteOptions&amp; options,</text:p>
      <text:p text:style-name="P7"><text:tab/><text:tab/>ColumnFamilyHandle* column_family,</text:p>
      <text:p text:style-name="P7"><text:span text:style-name="T1"><text:tab/><text:tab/>const</text:span> Slice&amp; key) = <text:span text:style-name="T17">0</text:span>;</text:p>
      <text:p text:style-name="P24"><text:tab/><text:span text:style-name="T24">SingleDelete( ) 는 overwritten되지 않은 key에 대해서만 작동.</text:span></text:p>
      <text:p text:style-name="P24"><text:tab/><text:span text:style-name="T25">key가 없어도 SUCCESS</text:span></text:p>
      <text:p text:style-name="P24"/>
      <text:p text:style-name="P16"><text:span text:style-name="T1">virtual</text:span> Status DeleteRange(<text:span text:style-name="T1">const</text:span> WriteOptions&amp; options,</text:p>
      <text:p text:style-name="P7"><text:tab/><text:tab/>ColumnFamilyHandle* column_family,</text:p>
      <text:p text:style-name="P7"><text:span text:style-name="T1"><text:tab/><text:tab/>const</text:span> Slice&amp; begin_key, <text:span text:style-name="T1">const</text:span> Slice&amp; end_key);</text:p>
      <text:p text:style-name="P24"><text:tab/><text:span text:style-name="T27">[ begin_key, end_key )</text:span></text:p>
      <text:p text:style-name="P24"/>
      <text:p text:style-name="P16"><text:span text:style-name="T1">virtual</text:span> Status Merge(<text:span text:style-name="T1">const</text:span> WriteOptions&amp; options,</text:p>
      <text:p text:style-name="P7"><text:tab/><text:tab/>ColumnFamilyHandle* column_family, <text:span text:style-name="T1">const</text:span> Slice&amp; key,</text:p>
      <text:p text:style-name="P7"><text:span text:style-name="T1"><text:tab/><text:tab/>const</text:span> Slice&amp; value) = <text:span text:style-name="T17">0</text:span>;</text:p>
      <text:p text:style-name="P24"><text:tab/><text:span text:style-name="T28">Merge Operation은 read – modify – write를 말한다. </text:span></text:p>
      <text:p text:style-name="P46"><text:tab/>Note: consider setting options.sync = true.</text:p>
      <text:p text:style-name="P24"/>
      <text:p text:style-name="P16"><text:span text:style-name="T1">virtual</text:span> Status Write(<text:span text:style-name="T1">const</text:span> WriteOptions&amp; options, WriteBatch* updates) = <text:span text:style-name="T17">0</text:span>;</text:p>
      <text:p text:style-name="P24"><text:tab/>데이터베이스 <text:span text:style-name="T29">sync 강제하기. 그러나 options.sync = true면 충분하다. </text:span></text:p>
      <text:p text:style-name="P33"><text:span text:style-name="T15"><text:tab/></text:span><text:span text:style-name="T8">Note: consider setting options.sync = true.</text:span></text:p>
      <text:p text:style-name="P24"/>
      <text:p text:style-name="P16"><text:span text:style-name="T1">virtual</text:span> <text:span text:style-name="T1">bool</text:span> KeyMayExist(<text:span text:style-name="T1">const</text:span> ReadOptions&amp; <text:span text:style-name="T7">/*options*/</text:span>,</text:p>
      <text:p text:style-name="P7"><text:tab/><text:tab/>ColumnFamilyHandle* <text:span text:style-name="T7">/*column_family*/</text:span>,</text:p>
      <text:p text:style-name="P7"><text:span text:style-name="T1"><text:tab/><text:tab/>const</text:span> Slice&amp; <text:span text:style-name="T7">/*key*/</text:span>, std::string* <text:span text:style-name="T7">/*value*/</text:span>,</text:p>
      <text:p text:style-name="P7"><text:span text:style-name="T1"><text:tab/><text:tab/>bool</text:span>* value_found = <text:span text:style-name="T1">nullptr</text:span>)</text:p>
      <text:p text:style-name="P24"><text:tab/><text:span text:style-name="T30">key 존재 유무 확인.</text:span></text:p>
      <text:p text:style-name="P24"/>
      <text:p text:style-name="P16"><text:span text:style-name="T1">virtual</text:span> Iterator* NewIterator(<text:span text:style-name="T1">const</text:span> ReadOptions&amp; options,</text:p>
      <text:p text:style-name="P7"><text:tab/><text:tab/>ColumnFamilyHandle* column_family) = <text:span text:style-name="T17">0</text:span>;</text:p>
      <text:p text:style-name="P25"><text:tab/>사용 후에 사용자가 명시적으로 <text:span text:style-name="T32">delete 해야 한다.</text:span></text:p>
      <text:p text:style-name="P24"/>
      <text:p text:style-name="P16"><text:span text:style-name="T1">virtual</text:span> <text:span text:style-name="T1">const</text:span> Snapshot* GetSnapshot() = <text:span text:style-name="T17">0</text:span>;</text:p>
      <text:p text:style-name="P24"><text:tab/>데이터베이스의 현재 상태 그대로 <text:span text:style-name="T31">freeze 하기.</text:span></text:p>
      <text:p text:style-name="P24"><text:tab/>사용 완료 후에 명시적으로 <text:span text:style-name="T31">delete 해야 한다. </text:span></text:p>
      <text:p text:style-name="P24"/>
      <text:p text:style-name="P16"><text:soft-page-break/><text:span text:style-name="T1">virtual</text:span> <text:span text:style-name="T1">bool</text:span> GetProperty(ColumnFamilyHandle* column_family,</text:p>
      <text:p text:style-name="P7"><text:span text:style-name="T1"><text:tab/><text:tab/>const</text:span> Slice&amp; property, std::string* value) = <text:span text:style-name="T17">0</text:span>;</text:p>
      <text:p text:style-name="P16"><text:span text:style-name="T1">virtual</text:span> <text:span text:style-name="T1">bool</text:span> GetMapProperty(ColumnFamilyHandle* column_family,</text:p>
      <text:p text:style-name="P7"><text:span text:style-name="T1"><text:tab/><text:tab/>const</text:span> Slice&amp; property,</text:p>
      <text:p text:style-name="P7"><text:tab/><text:tab/>std::map&lt;std::string, std::string&gt;* value) = <text:span text:style-name="T17">0</text:span>;</text:p>
      <text:p text:style-name="P16"><text:span text:style-name="T1">virtual</text:span> <text:span text:style-name="T1">bool</text:span> GetIntProperty(ColumnFamilyHandle* column_family,</text:p>
      <text:p text:style-name="P7"><text:span text:style-name="T1"><text:tab/><text:tab/>const</text:span> Slice&amp; property, uint64_t* value) = <text:span text:style-name="T17">0</text:span>;</text:p>
      <text:p text:style-name="P16"><text:span text:style-name="T1">virtual</text:span> <text:span text:style-name="T1">bool</text:span> GetAggregatedIntProperty(<text:span text:style-name="T1">const</text:span> Slice&amp; property,</text:p>
      <text:p text:style-name="P7"><text:tab/><text:tab/>uint64_t* value) = <text:span text:style-name="T17">0</text:span>;</text:p>
      <text:p text:style-name="P24"/>
      <text:p text:style-name="P16"><text:span text:style-name="T1">virtual</text:span> Status CompactFiles(</text:p>
      <text:p text:style-name="P7"><text:span text:style-name="T1"><text:tab/><text:tab/>const</text:span> CompactionOptions&amp; compact_options,</text:p>
      <text:p text:style-name="P7"><text:tab/><text:tab/>ColumnFamilyHandle* column_family,</text:p>
      <text:p text:style-name="P7"><text:span text:style-name="T1"><text:tab/><text:tab/>const</text:span> std::vector&lt;std::string&gt;&amp; input_file_names,</text:p>
      <text:p text:style-name="P7"><text:span text:style-name="T1"><text:tab/><text:tab/>const</text:span> <text:span text:style-name="T1">int</text:span> output_level, <text:span text:style-name="T1">const</text:span> <text:span text:style-name="T1">int</text:span> output_path_id = -<text:span text:style-name="T17">1</text:span>,</text:p>
      <text:p text:style-name="P7"><text:tab/><text:tab/>std::vector&lt;std::string&gt;* <text:span text:style-name="T1">const</text:span> output_file_names = <text:span text:style-name="T1">nullptr</text:span>) = <text:span text:style-name="T17">0</text:span>;</text:p>
      <text:p text:style-name="P7"><text:span text:style-name="T1">virtual</text:span> Status CompactRange(<text:span text:style-name="T1">const</text:span> CompactRangeOptions&amp; options,</text:p>
      <text:p text:style-name="P7"><text:tab/><text:tab/>ColumnFamilyHandle* column_family,</text:p>
      <text:p text:style-name="P7"><text:span text:style-name="T1"><text:tab/><text:tab/>const</text:span> Slice* begin, <text:span text:style-name="T1">const</text:span> Slice* end) = <text:span text:style-name="T17">0</text:span>;</text:p>
      <text:p text:style-name="P24"><text:tab/>→<text:span text:style-name="T34"> </text:span>특정 파일에 대해서 명시적으로 <text:span text:style-name="T33">Compaction을 수행한다.</text:span></text:p>
      <text:p text:style-name="P24"/>
      <text:p text:style-name="P16"><text:span text:style-name="T1">virtual</text:span> Status EnableAutoCompaction(</text:p>
      <text:p text:style-name="P7"><text:span text:style-name="T1"><text:tab/><text:tab/>const</text:span> std::vector&lt;ColumnFamilyHandle*&gt;&amp; column_family_handles) = <text:span text:style-name="T17">0</text:span>;</text:p>
      <text:p text:style-name="P24"><text:tab/>특정한 컬럼패밀리에 대해서 <text:span text:style-name="T35">Compaction이 자동으로 수행되도록 지정한다. </text:span></text:p>
      <text:p text:style-name="P43"/>
      <text:p text:style-name="P7"><text:span text:style-name="T1">virtual</text:span> Status SyncWAL() = <text:span text:style-name="T17">0</text:span>;</text:p>
      <text:p text:style-name="P47"><text:tab/>// Sync the wal. Note that Write() followed by SyncWAL() is not exactly the</text:p>
      <text:p text:style-name="P44"><text:tab/>// same as Write() with sync=true: in the latter case the changes won't be</text:p>
      <text:p text:style-name="P44"><text:tab/>// visible until the sync is done.</text:p>
      <text:p text:style-name="P47"><text:tab/>// Currently only works if allow_mmap_writes = false in Options.</text:p>
      <text:p text:style-name="P43"/>
      <text:p text:style-name="P7"><text:span text:style-name="T1">virtual</text:span> Status PauseBackgroundWork() = <text:span text:style-name="T17">0</text:span>;</text:p>
      <text:p text:style-name="P7"><text:span text:style-name="T1">virtual</text:span> Status ContinueBackgroundWork() = <text:span text:style-name="T17">0</text:span>;</text:p>
      <text:p text:style-name="P48"><text:tab/>// This function will wait until all currently running background processes</text:p>
      <text:p text:style-name="P45"><text:tab/>// finish. After it returns, no background process will be run until</text:p>
      <text:p text:style-name="P48"><text:tab/>// ContinueBackgroundWork is called</text:p>
      <text:p text:style-name="P43"/>
      <text:p text:style-name="P7">Status DestroyDB(<text:span text:style-name="T1">const</text:span> std::string&amp; name, <text:span text:style-name="T1">const</text:span> Options&amp; options,</text:p>
      <text:p text:style-name="P7"><text:span text:style-name="T1"><text:tab/><text:tab/>const</text:span> std::vector&lt;ColumnFamilyDescriptor&gt;&amp; column_families =</text:p>
      <text:p text:style-name="P7"><text:tab/><text:tab/>std::vector&lt;ColumnFamilyDescriptor&gt;());</text:p>
      <text:p text:style-name="P49"><text:tab/>// Destroy the contents of the specified database.</text:p>
      <text:p text:style-name="P49"><text:tab/>// Be very careful using this method.</text:p>
      <text:p text:style-name="P24"/>
      <text:p text:style-name="P16"><text:span text:style-name="T1">virtual</text:span> Status DisableFileDeletions() = <text:span text:style-name="T17">0</text:span>;</text:p>
      <text:p text:style-name="P16"><text:span text:style-name="T1">virtual</text:span> Status EnableFileDeletions(<text:span text:style-name="T1">bool</text:span> force = <text:span text:style-name="T1">true</text:span>) = <text:span text:style-name="T17">0</text:span>;</text:p>
      <text:p text:style-name="P24"><text:tab/>이 함수를 호출한 뒤에도 <text:span text:style-name="T37">Compaction은 계속해서 진행된다. </text:span></text:p>
      <text:p text:style-name="P24"/>
      <text:p text:style-name="P27">일반적으로 우선순위는 Flush &gt; Compaction </text:p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rocksdb::Options는 </text:p>
      <text:p text:style-name="P39"><text:span text:style-name="T3">rocksdb::DB::Opne() 을 호출하기 전에 먼저 설정해야 한다.</text:span></text:p>
      <text:p text:style-name="P39"><text:span text:style-name="T3"/></text:p>
      <text:p text:style-name="P38"><text:span text:style-name="T38">Options </text:span><text:span text:style-name="T40">List</text:span></text:p>
      <text:p text:style-name="P40"/>
      <text:p text:style-name="P18">DBOptions* IncreaseParallelism(<text:span text:style-name="T1">int</text:span> total_threads = <text:span text:style-name="T17">16</text:span>);</text:p>
      <text:p text:style-name="P18"><text:tab/><text:span text:style-name="T41">default로 1개의 background thread가 flush &amp; compaction을 수행한다.</text:span></text:p>
      <text:p text:style-name="P18"><text:tab/>명시적으로 <text:span text:style-name="T42">thread개수를 설정할 수 있다. </text:span></text:p>
      <text:p text:style-name="P18"><text:tab/>자신의 하드웨어 코어 개수에 맞추는 것을 권장한다. </text:p>
      <text:p text:style-name="P18"/>
      <text:p text:style-name="P20"><text:span text:style-name="T16">ColumnFamilyOptions* OptimizeLevelStyleCompaction(</text:span></text:p>
      <text:p text:style-name="P20"><text:span text:style-name="T16"><text:tab/><text:tab/><text:tab/></text:span>uint64_t memtable_memory_budget = <text:span text:style-name="T17">512</text:span> * <text:span text:style-name="T17">1024</text:span> * <text:span text:style-name="T17">1024</text:span>);</text:p>
      <text:p text:style-name="P20">ColumnFamilyOptions* OptimizeUniversalStyleCompaction(</text:p>
      <text:p text:style-name="P7"><text:tab/><text:tab/><text:tab/>uint64_t memtable_memory_budget = <text:span text:style-name="T17">512</text:span> * <text:span text:style-name="T17">1024</text:span> * <text:span text:style-name="T17">1024</text:span>);</text:p>
      <text:p text:style-name="P18"><text:tab/>대량의 데이터를 다룰 때 <text:span text:style-name="T44">CFOptions의 기본값은 적절하지 않다. </text:span></text:p>
      <text:p text:style-name="P18"><text:tab/><text:span text:style-name="T47">Level Syle은 RD가 빠르고 / Universal Syle은 WR가 빠르다.</text:span></text:p>
      <text:p text:style-name="P18"><text:tab/><text:span text:style-name="T45">application의 특성에 맞게 둘 중의 하나를 호출한다. </text:span></text:p>
      <text:p text:style-name="P19"><text:tab/><text:a xlink:type="simple" xlink:href="https://github.com/facebook/rocksdb/wiki/RocksDB-Basics" text:style-name="Internet_20_link" text:visited-style-name="Visited_20_Internet_20_Link"><text:span text:style-name="T46">https://github.com/facebook/rocksdb/wiki/RocksDB-Basics</text:span></text:a><text:span text:style-name="T46"> &gt; Compaction Style</text:span></text:p>
      <text:p text:style-name="P18"/>
      <text:p text:style-name="P18"><text:span text:style-name="T1">bool</text:span> create_if_missing = <text:span text:style-name="T1">false</text:span>;</text:p>
      <text:p text:style-name="P40"><text:tab/>기존 데이터베이스가 없으면 새로 만들기.</text:p>
      <text:p text:style-name="P40"/>
      <text:p text:style-name="P18"><text:span text:style-name="T1">bool</text:span> create_missing_column_families = <text:span text:style-name="T1">false</text:span>;</text:p>
      <text:p text:style-name="P40"><text:tab/>기존 컬럼패밀리 없으면 새로 만들기.</text:p>
      <text:p text:style-name="P40"/>
      <text:p text:style-name="P18"><text:span text:style-name="T1">bool</text:span> paranoid_checks = <text:span text:style-name="T1">true</text:span>;</text:p>
      <text:p text:style-name="P40"><text:tab/><text:span text:style-name="T43">write failure 발생 시, 즉시 RD_ONLY 모드로 변경하기.</text:span></text:p>
      <text:p text:style-name="P40"/>
      <text:p text:style-name="P40"/>
      <text:p text:style-name="P40"/>
      <text:p text:style-name="P41"><text:a xlink:type="simple" xlink:href="https://github.com/facebook/rocksdb" text:style-name="Internet_20_link" text:visited-style-name="Visited_20_Internet_20_Link">rocksdb</text:a>/<text:a xlink:type="simple" xlink:href="https://github.com/facebook/rocksdb/tree/master/examples" text:style-name="Internet_20_link" text:visited-style-name="Visited_20_Internet_20_Link">examples</text:a>/<text:span text:style-name="Strong_20_Emphasis">rocksdb_option_file_example.ini</text:span> </text:p>
      <text:p text:style-name="P41"/>
      <text:p text:style-name="P51">[DBOptions]</text:p>
      <text:p text:style-name="P51"><text:s text:c="2"/>stats_dump_period_sec=600</text:p>
      <text:p text:style-name="P51"><text:s text:c="2"/>max_manifest_file_size=18446744073709551615</text:p>
      <text:p text:style-name="P51"><text:s text:c="2"/>bytes_per_sync=8388608</text:p>
      <text:p text:style-name="P51"><text:s text:c="2"/>delayed_write_rate=2097152</text:p>
      <text:p text:style-name="P51"><text:s text:c="2"/>WAL_ttl_seconds=0</text:p>
      <text:p text:style-name="P51"><text:s text:c="2"/>WAL_size_limit_MB=0</text:p>
      <text:p text:style-name="P51"><text:s text:c="2"/>max_subcompactions=1</text:p>
      <text:p text:style-name="P51"><text:s text:c="2"/>wal_dir=</text:p>
      <text:p text:style-name="P51"><text:s text:c="2"/>wal_bytes_per_sync=0</text:p>
      <text:p text:style-name="P51"><text:s text:c="2"/>db_write_buffer_size=0</text:p>
      <text:p text:style-name="P51"><text:s text:c="2"/>keep_log_file_num=1000</text:p>
      <text:p text:style-name="P51"><text:s text:c="2"/>table_cache_numshardbits=4</text:p>
      <text:p text:style-name="P51"><text:s text:c="2"/>max_file_opening_threads=1</text:p>
      <text:p text:style-name="P51"><text:s text:c="2"/>writable_file_max_buffer_size=1048576</text:p>
      <text:p text:style-name="P51"><text:s text:c="2"/>random_access_max_buffer_size=1048576</text:p>
      <text:p text:style-name="P51"><text:s text:c="2"/>use_fsync=false</text:p>
      <text:p text:style-name="P51"><text:s text:c="2"/>max_total_wal_size=0</text:p>
      <text:p text:style-name="P51"><text:s text:c="2"/>max_open_files=-1</text:p>
      <text:p text:style-name="P51"><text:s text:c="2"/>skip_stats_update_on_db_open=false</text:p>
      <text:p text:style-name="P51"><text:s text:c="2"/>max_background_compactions=16</text:p>
      <text:p text:style-name="P51"><text:s text:c="2"/>manifest_preallocation_size=4194304</text:p>
      <text:p text:style-name="P51"><text:s text:c="2"/>max_background_flushes=7</text:p>
      <text:p text:style-name="P51"><text:s text:c="2"/>is_fd_close_on_exec=true</text:p>
      <text:p text:style-name="P51"><text:s text:c="2"/>max_log_file_size=0</text:p>
      <text:p text:style-name="P51"><text:s text:c="2"/>advise_random_on_open=true</text:p>
      <text:p text:style-name="P51"><text:s text:c="2"/>create_missing_column_families=false</text:p>
      <text:p text:style-name="P51"><text:soft-page-break/><text:s text:c="2"/>paranoid_checks=true</text:p>
      <text:p text:style-name="P51"><text:s text:c="2"/>delete_obsolete_files_period_micros=21600000000</text:p>
      <text:p text:style-name="P51"><text:s text:c="2"/>log_file_time_to_roll=0</text:p>
      <text:p text:style-name="P51"><text:s text:c="2"/>compaction_readahead_size=0</text:p>
      <text:p text:style-name="P51"><text:s text:c="2"/>create_if_missing=false</text:p>
      <text:p text:style-name="P51"><text:s text:c="2"/>use_adaptive_mutex=false</text:p>
      <text:p text:style-name="P51"><text:s text:c="2"/>enable_thread_tracking=false</text:p>
      <text:p text:style-name="P51"><text:s text:c="2"/>allow_fallocate=true</text:p>
      <text:p text:style-name="P51"><text:s text:c="2"/>error_if_exists=false</text:p>
      <text:p text:style-name="P51"><text:s text:c="2"/>recycle_log_file_num=0</text:p>
      <text:p text:style-name="P51"><text:s text:c="2"/>skip_log_error_on_recovery=false</text:p>
      <text:p text:style-name="P51"><text:s text:c="2"/>db_log_dir=</text:p>
      <text:p text:style-name="P51"><text:s text:c="2"/>new_table_reader_for_compaction_inputs=true</text:p>
      <text:p text:style-name="P51"><text:s text:c="2"/>allow_mmap_reads=false</text:p>
      <text:p text:style-name="P51"><text:s text:c="2"/>allow_mmap_writes=false</text:p>
      <text:p text:style-name="P51"><text:s text:c="2"/>use_direct_reads=false</text:p>
      <text:p text:style-name="P51"><text:s text:c="2"/>use_direct_writes=false</text:p>
      <text:p text:style-name="P51"/>
      <text:p text:style-name="P51"/>
      <text:p text:style-name="P51">[CFOptions "default"]</text:p>
      <text:p text:style-name="P51"><text:s text:c="2"/>compaction_style=kCompactionStyleLevel</text:p>
      <text:p text:style-name="P51"><text:s text:c="2"/>compaction_filter=nullptr</text:p>
      <text:p text:style-name="P51"><text:s text:c="2"/>num_levels=6</text:p>
      <text:p text:style-name="P51"><text:s text:c="2"/>table_factory=BlockBasedTable</text:p>
      <text:p text:style-name="P51"><text:s text:c="2"/>comparator=leveldb.BytewiseComparator</text:p>
      <text:p text:style-name="P51"><text:s text:c="2"/>max_sequential_skip_in_iterations=8</text:p>
      <text:p text:style-name="P51"><text:s text:c="2"/>soft_rate_limit=0.000000</text:p>
      <text:p text:style-name="P51"><text:s text:c="2"/>max_bytes_for_level_base=1073741824</text:p>
      <text:p text:style-name="P51"><text:s text:c="2"/>memtable_prefix_bloom_probes=6</text:p>
      <text:p text:style-name="P51"><text:s text:c="2"/>memtable_prefix_bloom_bits=0</text:p>
      <text:p text:style-name="P51"><text:s text:c="2"/>memtable_prefix_bloom_huge_page_tlb_size=0</text:p>
      <text:p text:style-name="P51"><text:s text:c="2"/>max_successive_merges=0</text:p>
      <text:p text:style-name="P51"><text:s text:c="2"/>arena_block_size=16777216</text:p>
      <text:p text:style-name="P51"><text:s text:c="2"/>min_write_buffer_number_to_merge=1</text:p>
      <text:p text:style-name="P51"><text:s text:c="2"/>target_file_size_multiplier=1</text:p>
      <text:p text:style-name="P51"><text:s text:c="2"/>source_compaction_factor=1</text:p>
      <text:p text:style-name="P51"><text:s text:c="2"/>max_bytes_for_level_multiplier=8</text:p>
      <text:p text:style-name="P51"><text:s text:c="2"/>max_bytes_for_level_multiplier_additional=2:3:5</text:p>
      <text:p text:style-name="P51"><text:s text:c="2"/>compaction_filter_factory=nullptr</text:p>
      <text:p text:style-name="P51"><text:s text:c="2"/>max_write_buffer_number=8</text:p>
      <text:p text:style-name="P51"><text:s text:c="2"/>level0_stop_writes_trigger=20</text:p>
      <text:p text:style-name="P51"><text:s text:c="2"/>compression=kSnappyCompression</text:p>
      <text:p text:style-name="P51"><text:s text:c="2"/>level0_file_num_compaction_trigger=4</text:p>
      <text:p text:style-name="P51"><text:s text:c="2"/>purge_redundant_kvs_while_flush=true</text:p>
      <text:p text:style-name="P51"><text:s text:c="2"/>max_write_buffer_number_to_maintain=0</text:p>
      <text:p text:style-name="P51"><text:s text:c="2"/>memtable_factory=SkipListFactory</text:p>
      <text:p text:style-name="P51"><text:s text:c="2"/>max_grandparent_overlap_factor=8</text:p>
      <text:p text:style-name="P51"><text:s text:c="2"/>expanded_compaction_factor=25</text:p>
      <text:p text:style-name="P51"><text:s text:c="2"/>hard_pending_compaction_bytes_limit=137438953472</text:p>
      <text:p text:style-name="P51"><text:s text:c="2"/>inplace_update_num_locks=10000</text:p>
      <text:p text:style-name="P51"><text:s text:c="2"/>level_compaction_dynamic_level_bytes=true</text:p>
      <text:p text:style-name="P51"><text:s text:c="2"/>level0_slowdown_writes_trigger=12</text:p>
      <text:p text:style-name="P51"><text:s text:c="2"/>filter_deletes=false</text:p>
      <text:p text:style-name="P51"><text:s text:c="2"/>verify_checksums_in_compaction=true</text:p>
      <text:p text:style-name="P51"><text:s text:c="2"/>min_partial_merge_operands=2</text:p>
      <text:p text:style-name="P51"><text:s text:c="2"/>paranoid_file_checks=false</text:p>
      <text:p text:style-name="P51"><text:soft-page-break/><text:s text:c="2"/>target_file_size_base=134217728</text:p>
      <text:p text:style-name="P51"><text:s text:c="2"/>optimize_filters_for_hits=false</text:p>
      <text:p text:style-name="P51"><text:s text:c="2"/>merge_operator=PutOperator</text:p>
      <text:p text:style-name="P51"><text:s text:c="2"/>compression_per_level=kNoCompression:kNoCompression:kNoCompression:kSnappyCompression:kSnappyCompression:kSnappyCompression</text:p>
      <text:p text:style-name="P51"><text:s text:c="2"/>compaction_measure_io_stats=false</text:p>
      <text:p text:style-name="P51"><text:s text:c="2"/>prefix_extractor=nullptr</text:p>
      <text:p text:style-name="P51"><text:s text:c="2"/>bloom_locality=0</text:p>
      <text:p text:style-name="P51"><text:s text:c="2"/>write_buffer_size=134217728</text:p>
      <text:p text:style-name="P51"><text:s text:c="2"/>disable_auto_compactions=false</text:p>
      <text:p text:style-name="P51"><text:s text:c="2"/>inplace_update_support=false</text:p>
      <text:p text:style-name="P51"/>
      <text:p text:style-name="P51">[TableOptions/BlockBasedTable "default"]</text:p>
      <text:p text:style-name="P51"><text:s text:c="2"/>format_version=2</text:p>
      <text:p text:style-name="P51"><text:s text:c="2"/>whole_key_filtering=true</text:p>
      <text:p text:style-name="P51"><text:s text:c="2"/>no_block_cache=false</text:p>
      <text:p text:style-name="P51"><text:s text:c="2"/>checksum=kCRC32c</text:p>
      <text:p text:style-name="P51"><text:s text:c="2"/>filter_policy=rocksdb.BuiltinBloomFilter</text:p>
      <text:p text:style-name="P51"><text:s text:c="2"/>block_size_deviation=10</text:p>
      <text:p text:style-name="P51"><text:s text:c="2"/>block_size=8192</text:p>
      <text:p text:style-name="P51"><text:s text:c="2"/>block_restart_interval=16</text:p>
      <text:p text:style-name="P51"><text:s text:c="2"/>cache_index_and_filter_blocks=false</text:p>
      <text:p text:style-name="P51"><text:s text:c="2"/>pin_l0_filter_and_index_blocks_in_cache=false</text:p>
      <text:p text:style-name="P51"><text:s text:c="2"/>pin_top_level_index_and_filter=false</text:p>
      <text:p text:style-name="P51"><text:s text:c="2"/>index_type=kBinarySearch</text:p>
      <text:p text:style-name="P51"><text:s text:c="2"/>hash_index_allow_collision=true</text:p>
      <text:p text:style-name="P51">flush_block_policy_factory=FlushBlockBySizePolicyFactory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- 이어서 -</text:p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f" svg:font-family="'Liberation Se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22:21:48.412828917</meta:creation-date>
    <dc:date>2018-07-15T01:31:10.287023226</dc:date>
    <meta:editing-duration>PT2H47M16S</meta:editing-duration>
    <meta:editing-cycles>138</meta:editing-cycles>
    <meta:generator>LibreOffice/5.1.6.2$Linux_X86_64 LibreOffice_project/10m0$Build-2</meta:generator>
    <meta:document-statistic meta:table-count="0" meta:image-count="0" meta:object-count="0" meta:page-count="6" meta:paragraph-count="255" meta:word-count="1238" meta:character-count="9495" meta:non-whitespace-character-count="8514"/>
  </office:meta>
</office:document-meta>
</file>